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2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office:value-type="time" office:time-value="PT1H30M0S" table:style-name="ce7">
            <text:p>01:3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office:value-type="time" office:time-value="PT1H15M0S" table:style-name="ce7">
            <text:p>01: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0H30M0S" table:style-name="ce7">
            <text:p>00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office:value-type="time" office:time-value="PT2H30M0S" table:style-name="ce7">
            <text:p>02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office:value-type="time" office:time-value="PT4H45M0S" table:style-name="ce7">
            <text:p>04:45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3H45M0S" table:style-name="ce7">
            <text:p>03:45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30M0S" table:style-name="ce7">
            <text:p>04:30</text:p>
          </table:table-cell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office:value-type="time" office:time-value="PT9H0M0S" table:style-name="ce7">
            <text:p>09:00</text:p>
          </table:table-cell>
          <table:table-cell office:value-type="time" office:time-value="PT8H30M0S" table:style-name="ce7">
            <text:p>08:30</text:p>
          </table:table-cell>
          <table:table-cell office:value-type="time" office:time-value="PT8H0M0S" table:style-name="ce7">
            <text:p>08:00</text:p>
          </table:table-cell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style-name="ce7"/>
          <table:table-cell office:value-type="time" office:time-value="PT7H0M0S" table:style-name="ce7">
            <text:p>07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office:value-type="time" office:time-value="PT7H0M0S" table:style-name="ce7">
            <text:p>07:00</text:p>
          </table:table-cell>
          <table:table-cell table:style-name="ce7"/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office:value-type="time" office:time-value="PT10H0M0S" table:style-name="ce7">
            <text:p>10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9H0M0S" table:style-name="ce7">
            <text:p>09:00</text:p>
          </table:table-cell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197H15M0S" table:formula="of:=SUM([.B4:.B120])" table:style-name="ce10">
            <text:p>197:15</text:p>
          </table:table-cell>
          <table:table-cell office:value-type="time" office:time-value="PT197H0M0S" table:formula="of:=SUM([.C4:.C120])" table:style-name="ce10">
            <text:p>197:00</text:p>
          </table:table-cell>
          <table:table-cell office:value-type="time" office:time-value="PT197H15M0S" table:formula="of:=SUM([.D4:.D120])" table:style-name="ce10">
            <text:p>197:15</text:p>
          </table:table-cell>
          <table:table-cell table:style-name="ce1"/>
          <table:table-cell office:value-type="time" office:time-value="PT591H30M0S" table:formula="of:=SUM([.B122:.D122])" table:style-name="ce11">
            <text:p>591:30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Kai Mindermann</meta:initial-creator>
    <dc:creator>Arton Kastrati</dc:creator>
    <meta:creation-date>2015-10-06T10:15:48Z</meta:creation-date>
    <dc:date>2019-01-29T21:44:15Z</dc:date>
    <meta:editing-cycles>9</meta:editing-cycles>
    <meta:editing-duration>PT0S</meta:editing-duration>
  </office:meta>
</office:document-meta>
</file>